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729fcf" draw:opacity="30%" draw:textarea-horizontal-align="justify" draw:textarea-vertical-align="middle" draw:auto-grow-height="false" fo:min-height="2.925cm" fo:min-width="25.059cm" draw:shadow="hidden"/>
    </style:style>
    <style:style style:name="gr2" style:family="graphic" style:parent-style-name="standard">
      <style:graphic-properties draw:textarea-horizontal-align="justify" draw:textarea-vertical-align="middle" draw:auto-grow-height="false" fo:min-height="1.358cm" fo:min-width="3.638cm"/>
    </style:style>
    <style:style style:name="gr3" style:family="graphic" style:parent-style-name="standard">
      <style:graphic-properties svg:stroke-color="#000000" draw:fill="solid" draw:fill-color="#729fcf" draw:opacity="30%" draw:textarea-horizontal-align="justify" draw:textarea-vertical-align="middle" draw:auto-grow-height="false" fo:min-height="2.671cm" fo:min-width="25.059cm" draw:shadow="hidden"/>
    </style:style>
    <style:style style:name="gr4" style:family="graphic" style:parent-style-name="standard">
      <style:graphic-properties draw:stroke="none" svg:stroke-color="#000000" draw:fill="none" draw:fill-color="#ffffff" fo:min-height="1.177cm"/>
    </style:style>
    <style:style style:name="gr5" style:family="graphic" style:parent-style-name="standard">
      <style:graphic-properties draw:textarea-horizontal-align="justify" draw:textarea-vertical-align="middle" draw:auto-grow-height="false" fo:min-height="1.909cm" fo:min-width="3.818cm"/>
    </style:style>
    <style:style style:name="gr6" style:family="graphic" style:parent-style-name="standard">
      <style:graphic-properties draw:textarea-horizontal-align="justify" draw:textarea-vertical-align="middle" draw:auto-grow-height="false" fo:min-height="1.909cm" fo:min-width="2.802cm"/>
    </style:style>
    <style:style style:name="gr7" style:family="graphic" style:parent-style-name="standard">
      <style:graphic-properties draw:textarea-horizontal-align="justify" draw:textarea-vertical-align="middle" draw:auto-grow-height="false" fo:min-height="1.909cm" fo:min-width="9.922cm"/>
    </style:style>
    <style:style style:name="gr8" style:family="graphic" style:parent-style-name="standard">
      <style:graphic-properties draw:textarea-horizontal-align="justify" draw:textarea-vertical-align="middle" draw:auto-grow-height="false" fo:min-height="1.909cm" fo:min-width="11.395cm"/>
    </style:style>
    <style:style style:name="gr9" style:family="graphic" style:parent-style-name="standard">
      <style:graphic-properties draw:textarea-horizontal-align="justify" draw:textarea-vertical-align="middle" draw:auto-grow-height="false" fo:min-height="1.909cm" fo:min-width="5.08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568cm" fo:min-width="4.296cm"/>
    </style:style>
    <style:style style:name="gr13" style:family="graphic" style:parent-style-name="standard">
      <style:graphic-properties draw:textarea-horizontal-align="justify" draw:textarea-vertical-align="middle" draw:auto-grow-height="false" fo:min-height="1.568cm" fo:min-width="3.638cm"/>
    </style:style>
    <style:style style:name="P1" style:family="paragraph">
      <loext:graphic-properties draw:fill="solid" draw:fill-color="#729fcf" draw:opacity="3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5pt" style:font-size-asian="15pt" style:font-size-complex="15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559cm" svg:height="3.175cm" svg:x="1.381cm" svg:y="17.6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37cm" svg:height="2.572cm" svg:x="2.489cm" svg:y="17.918cm">
          <text:p text:style-name="P2">Zakazane</text:p>
          <text:p text:style-name="P2">usluge</text:p>
          <draw:enhanced-geometry svg:viewBox="0 0 88 21600" draw:glue-points="44 ?f6 44 0 0 10800 44 21600 88 10800" draw:text-areas="0 ?f6 88 ?f3" draw:type="can" draw:modifiers="4222.6195102992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25.559cm" svg:height="2.921cm" svg:x="1.381cm" svg:y="0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5.559cm" svg:height="2.921cm" svg:x="1.381cm" svg:y="6.3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5.559cm" svg:height="2.921cm" svg:x="1.381cm" svg:y="12.14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826cm" svg:height="1.427cm" draw:transform="rotate (1.58563162543685) translate (0.208cm 4.577cm)">
          <draw:text-box>
            <text:p><text:span text:style-name="T1">Prezentacioni sloj</text:span></text:p>
          </draw:text-box>
        </draw:frame>
        <draw:frame draw:style-name="gr4" draw:text-style-name="P3" draw:layer="layout" svg:width="4.826cm" svg:height="1.427cm" draw:transform="rotate (1.58563162543685) translate (0.208cm 9.67cm)">
          <draw:text-box>
            <text:p><text:span text:style-name="T1">Klijent kontroler</text:span></text:p>
          </draw:text-box>
        </draw:frame>
        <draw:frame draw:style-name="gr4" draw:text-style-name="P3" draw:layer="layout" svg:width="4.826cm" svg:height="1.427cm" draw:transform="rotate (1.58563162543685) translate (0.208cm 15.499cm)">
          <draw:text-box>
            <text:p><text:span text:style-name="T1">Server kontroler</text:span></text:p>
          </draw:text-box>
        </draw:frame>
        <draw:frame draw:style-name="gr4" draw:text-style-name="P3" draw:layer="layout" svg:width="4.826cm" svg:height="1.427cm" draw:transform="rotate (1.58563162543685) translate (0.208cm 21.087cm)">
          <draw:text-box>
            <text:p><text:span text:style-name="T1">Sloj podataka</text:span></text:p>
          </draw:text-box>
        </draw:frame>
        <draw:custom-shape draw:style-name="gr5" draw:text-style-name="P2" draw:layer="layout" svg:width="4.318cm" svg:height="2.159cm" svg:x="2.262cm" svg:y="1.254cm">
          <text:p text:style-name="P2">Zakazivanje</text:p>
          <text:p text:style-name="P2">usluga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318cm" svg:height="2.159cm" svg:x="7.569cm" svg:y="1.254cm">
          <text:p text:style-name="P2">Registracija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318cm" svg:height="2.159cm" svg:x="17.376cm" svg:y="1.254cm">
          <text:p text:style-name="P2">Lični deo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302cm" svg:height="2.159cm" svg:x="22.691cm" svg:y="1.254cm">
          <text:p text:style-name="P2">Anketa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302cm" svg:height="2.159cm" svg:x="12.963cm" svg:y="1.254cm">
          <text:p text:style-name="P2">Info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0.422cm" svg:height="2.159cm" svg:x="2.362cm" svg:y="6.715cm">
          <text:p text:style-name="P2">Validacija </text:p>
          <text:p text:style-name="P2">podataka 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1.895cm" svg:height="2.159cm" svg:x="13.854cm" svg:y="6.715cm">
          <text:p text:style-name="P2">Autentikacija / Autorizacija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318cm" svg:height="2.159cm" svg:x="7.869cm" svg:y="12.557cm">
          <text:p text:style-name="P2">Provera</text:p>
          <text:p text:style-name="P2">duplikata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588cm" svg:height="2.159cm" svg:x="13.376cm" svg:y="12.552cm">
          <text:p text:style-name="P2">Upravljanje ličnim </text:p>
          <text:p text:style-name="P2">delom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318cm" svg:height="2.159cm" svg:x="2.369cm" svg:y="12.557cm">
          <text:p text:style-name="P2">Upravljanje</text:p>
          <text:p text:style-name="P2">uslugama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9.224cm" svg:y1="3.413cm" svg:x2="9.255cm" svg:y2="6.334cm">
          <text:p/>
        </draw:line>
        <draw:line draw:style-name="gr10" draw:text-style-name="P4" draw:layer="layout" svg:x1="4.04cm" svg:y1="9.255cm" svg:x2="4.024cm" svg:y2="12.557cm">
          <text:p/>
        </draw:line>
        <draw:line draw:style-name="gr10" draw:text-style-name="P4" draw:layer="layout" svg:x1="4.005cm" svg:y1="14.716cm" svg:x2="4.005cm" svg:y2="18.018cm">
          <text:p/>
        </draw:line>
        <draw:line draw:style-name="gr10" draw:text-style-name="P4" draw:layer="layout" svg:x1="16.505cm" svg:y1="14.716cm" svg:x2="16.505cm" svg:y2="18.018cm">
          <text:p/>
        </draw:line>
        <draw:line draw:style-name="gr11" draw:text-style-name="P4" draw:layer="layout" svg:x1="10.144cm" svg:y1="6.334cm" svg:x2="10.137cm" svg:y2="3.414cm">
          <text:p/>
        </draw:line>
        <draw:line draw:style-name="gr11" draw:text-style-name="P4" draw:layer="layout" svg:x1="4.929cm" svg:y1="12.557cm" svg:x2="4.929cm" svg:y2="9.255cm">
          <text:p/>
        </draw:line>
        <draw:line draw:style-name="gr11" draw:text-style-name="P4" draw:layer="layout" svg:x1="4.929cm" svg:y1="18.018cm" svg:x2="4.937cm" svg:y2="14.716cm">
          <text:p/>
        </draw:line>
        <draw:line draw:style-name="gr11" draw:text-style-name="P4" draw:layer="layout" svg:x1="17.434cm" svg:y1="18.019cm" svg:x2="17.446cm" svg:y2="14.616cm">
          <text:p/>
        </draw:line>
        <draw:custom-shape draw:style-name="gr9" draw:text-style-name="P2" draw:layer="layout" svg:width="5.588cm" svg:height="2.159cm" svg:x="20.176cm" svg:y="12.552cm">
          <text:p text:style-name="P2">Upravljanje</text:p>
          <text:p text:style-name="P2">anketama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795cm" svg:height="2.572cm" svg:x="7.989cm" svg:y="17.919cm">
          <text:p text:style-name="P2">Korisnik</text:p>
          <draw:enhanced-geometry svg:viewBox="0 0 88 21600" draw:glue-points="44 ?f6 44 0 0 10800 44 21600 88 10800" draw:text-areas="0 ?f6 88 ?f3" draw:type="can" draw:modifiers="4222.6195102992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0" draw:text-style-name="P4" draw:layer="layout" svg:x1="4.035cm" svg:y1="3.414cm" svg:x2="4.066cm" svg:y2="6.335cm">
          <text:p/>
        </draw:line>
        <draw:line draw:style-name="gr11" draw:text-style-name="P4" draw:layer="layout" svg:x1="4.955cm" svg:y1="6.335cm" svg:x2="4.948cm" svg:y2="3.415cm">
          <text:p/>
        </draw:line>
        <draw:line draw:style-name="gr10" draw:text-style-name="P4" draw:layer="layout" svg:x1="19.135cm" svg:y1="3.414cm" svg:x2="19.166cm" svg:y2="6.335cm">
          <text:p/>
        </draw:line>
        <draw:line draw:style-name="gr11" draw:text-style-name="P4" draw:layer="layout" svg:x1="20.055cm" svg:y1="6.335cm" svg:x2="20.048cm" svg:y2="3.415cm">
          <text:p/>
        </draw:line>
        <draw:line draw:style-name="gr10" draw:text-style-name="P4" draw:layer="layout" svg:x1="23.835cm" svg:y1="3.414cm" svg:x2="23.866cm" svg:y2="6.335cm">
          <text:p/>
        </draw:line>
        <draw:line draw:style-name="gr11" draw:text-style-name="P4" draw:layer="layout" svg:x1="24.755cm" svg:y1="6.335cm" svg:x2="24.748cm" svg:y2="3.415cm">
          <text:p/>
        </draw:line>
        <draw:line draw:style-name="gr10" draw:text-style-name="P4" draw:layer="layout" svg:x1="9.542cm" svg:y1="9.255cm" svg:x2="9.526cm" svg:y2="12.557cm">
          <text:p/>
        </draw:line>
        <draw:line draw:style-name="gr11" draw:text-style-name="P4" draw:layer="layout" svg:x1="10.431cm" svg:y1="12.557cm" svg:x2="10.431cm" svg:y2="9.255cm">
          <text:p/>
        </draw:line>
        <draw:line draw:style-name="gr10" draw:text-style-name="P4" draw:layer="layout" svg:x1="15.644cm" svg:y1="9.255cm" svg:x2="15.628cm" svg:y2="12.557cm">
          <text:p/>
        </draw:line>
        <draw:line draw:style-name="gr11" draw:text-style-name="P4" draw:layer="layout" svg:x1="16.533cm" svg:y1="12.557cm" svg:x2="16.533cm" svg:y2="9.255cm">
          <text:p/>
        </draw:line>
        <draw:line draw:style-name="gr10" draw:text-style-name="P4" draw:layer="layout" svg:x1="22.544cm" svg:y1="9.255cm" svg:x2="22.528cm" svg:y2="12.557cm">
          <text:p/>
        </draw:line>
        <draw:line draw:style-name="gr11" draw:text-style-name="P4" draw:layer="layout" svg:x1="23.433cm" svg:y1="12.557cm" svg:x2="23.433cm" svg:y2="9.255cm">
          <text:p/>
        </draw:line>
        <draw:line draw:style-name="gr10" draw:text-style-name="P4" draw:layer="layout" svg:x1="22.405cm" svg:y1="14.717cm" svg:x2="22.405cm" svg:y2="18.019cm">
          <text:p/>
        </draw:line>
        <draw:line draw:style-name="gr11" draw:text-style-name="P4" draw:layer="layout" svg:x1="23.329cm" svg:y1="18.019cm" svg:x2="23.341cm" svg:y2="14.616cm">
          <text:p/>
        </draw:line>
        <draw:custom-shape draw:style-name="gr13" draw:text-style-name="P2" draw:layer="layout" svg:width="4.137cm" svg:height="2.572cm" svg:x="14.889cm" svg:y="17.92cm">
          <text:p text:style-name="P2">Zaposleni</text:p>
          <draw:enhanced-geometry svg:viewBox="0 0 88 21600" draw:glue-points="44 ?f6 44 0 0 10800 44 21600 88 10800" draw:text-areas="0 ?f6 88 ?f3" draw:type="can" draw:modifiers="4222.6195102992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draw:layer="layout" svg:width="4.137cm" svg:height="2.572cm" svg:x="20.789cm" svg:y="17.921cm">
          <text:p text:style-name="P2">Ankete</text:p>
          <draw:enhanced-geometry svg:viewBox="0 0 88 21600" draw:glue-points="44 ?f6 44 0 0 10800 44 21600 88 10800" draw:text-areas="0 ?f6 88 ?f3" draw:type="can" draw:modifiers="4222.6195102992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0" draw:text-style-name="P4" draw:layer="layout" svg:x1="9.431cm" svg:y1="14.717cm" svg:x2="9.431cm" svg:y2="18.019cm">
          <text:p/>
        </draw:line>
        <draw:line draw:style-name="gr11" draw:text-style-name="P4" draw:layer="layout" svg:x1="10.36cm" svg:y1="18.02cm" svg:x2="10.372cm" svg:y2="14.617cm">
          <text:p/>
        </draw:line>
        <draw:line draw:style-name="gr10" draw:text-style-name="P4" draw:layer="layout" svg:x1="14.535cm" svg:y1="14.689cm" svg:x2="10.852cm" svg:y2="17.991cm">
          <text:p/>
        </draw:line>
        <draw:line draw:style-name="gr11" draw:text-style-name="P4" draw:layer="layout" svg:x1="11.987cm" svg:y1="17.891cm" svg:x2="15.543cm" svg:y2="14.7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1T19:56:26.961000000</meta:creation-date>
    <dc:date>2017-12-28T14:28:29.943000000</dc:date>
    <meta:editing-duration>PT36M20S</meta:editing-duration>
    <meta:editing-cycles>6</meta:editing-cycles>
    <meta:generator>LibreOffice/5.4.4.2$Windows_X86_64 LibreOffice_project/2524958677847fb3bb44820e40380acbe820f960</meta:generator>
    <meta:document-statistic meta:object-count="49"/>
  </office:meta>
</office:document-meta>
</file>